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Nom de l’Étudiant :</text:span> ____________________________<text:line-break/><text:span text:style-name="Strong_20_Emphasis">Classe / Cours :</text:span> ____________________________<text:line-break/><text:span text:style-name="Strong_20_Emphasis">Date :</text:span> ____________________________</text:p>
      <text:p text:style-name="Standard"/>
      <text:p text:style-name="Text_20_body"><text:span text:style-name="Strong_20_Emphasis">Cher(e) [Nom de l'Étudiant],</text:span></text:p>
      <text:p text:style-name="Text_20_body">Nous savons que chaque étudiant peut rencontrer des défis tout au long de son parcours académique. Ce formulaire a pour but de t’encourager et de te rappeler que tu n'es pas seul(e). Prends un moment pour lire les messages d'encouragement ci-dessous et ajoute tes pensées ou commentaires !</text:p>
      <text:p text:style-name="Standard"/>
      <text:h text:style-name="Heading_20_3" text:outline-level="3">Messages d'Encouragement :</text:h>
      <text:list xml:id="list1431319665" text:style-name="L1">
        <text:list-item>
          <text:p text:style-name="P2"><text:span text:style-name="Strong_20_Emphasis">“Chaque échec est un pas vers le succès. Ne te décourage pas!”</text:span> </text:p>
        </text:list-item>
        <text:list-item>
          <text:p text:style-name="P2"><text:span text:style-name="Strong_20_Emphasis">“Rappelle-toi que le travail acharné porte ses fruits. Continue à avancer!”</text:span> </text:p>
        </text:list-item>
        <text:list-item>
          <text:p text:style-name="P2"><text:span text:style-name="Strong_20_Emphasis">“Tu es capable de grandes choses, crois en toi!”</text:span> </text:p>
        </text:list-item>
        <text:list-item>
          <text:p text:style-name="P2"><text:span text:style-name="Strong_20_Emphasis">“N'oublie pas de prendre des pauses et de te détendre. Ton bien-être est important!”</text:span> </text:p>
        </text:list-item>
        <text:list-item>
          <text:p text:style-name="P1"><text:span text:style-name="Strong_20_Emphasis">“Demande de l'aide si tu en as besoin. Il y a toujours des personnes prêtes à t'aider!”</text:span></text:p>
        </text:list-item>
      </text:list>
      <text:h text:style-name="Heading_20_3" text:outline-level="3">Tes Pensées :</text:h>
      <text:p text:style-name="Text_20_body"><text:span text:style-name="Strong_20_Emphasis"><text:span text:style-name="T1">Comment te sens-tu en ce moment ?</text:span></text:span></text:p>
      <text:p text:style-name="Text_20_body"><text:span text:style-name="Strong_20_Emphasis"/></text:p>
      <text:p text:style-name="Text_20_body"><text:span text:style-name="Strong_20_Emphasis"><text:span text:style-name="T1">Rappelle-toi, chaque jour est une nouvelle opportunité de progresser. Tu as tout notre soutien !</text:span></text:span></text:p>
      <text:p text:style-name="Text_20_body"><text:span text:style-name="Strong_20_Emphasis">Encourageant comme toujours,</text:span><text:line-break/><text:span text:style-name="Strong_20_Emphasis">[Nom du Professeur ou de l'Éducateur]</text:span><text:line-break/><text:span text:style-name="Strong_20_Emphasis">[Titre ou Fonction]</text:span><text:line-break/><text:span text:style-name="Strong_20_Emphasis">[Établissement]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8:36:35.483645151</meta:creation-date>
    <dc:date>2024-10-10T08:41:57.087681284</dc:date>
    <meta:editing-duration>PT5M35S</meta:editing-duration>
    <meta:editing-cycles>1</meta:editing-cycles>
    <meta:document-statistic meta:table-count="0" meta:image-count="0" meta:object-count="0" meta:page-count="1" meta:paragraph-count="13" meta:word-count="174" meta:character-count="1087" meta:non-whitespace-character-count="927"/>
    <meta:generator>LibreOffice/7.3.7.2$Linux_X86_64 LibreOffice_project/30$Build-2</meta:generator>
  </office:meta>
</office:document-meta>
</file>